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caracoles</text:p>
          </table:table-cell>
          <table:table-cell/>
          <table:table-cell table:formula="of:=CONCATENATE([.B3];&quot;, &quot;;[.B4];&quot;, &quot;;[.B5];&quot;, &quot;;[.B6];&quot;, &quot;;[.B7];&quot;, &quot;;[.B8];&quot;, &quot;;[.B9];&quot;, &quot;;[.B10];&quot;, &quot;;[.B11];&quot;, &quot;;[.B12];&quot;, &quot;;[.B13])" office:value-type="string" office:string-value="caracoles, carnes, ensaladas y platos frios, huevos, legumbres, pastas, arroces y otros cereales, pescados y mariscos, postres y dulces, salsas, setas, sopas, caldos y cremas" calcext:value-type="string">
            <text:p>caracoles, carnes, ensaladas y platos frios, huevos, legumbres, pastas, arroces y otros cereales, pescados y mariscos, postres y dulces, salsas, setas, sopas, caldos y crem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rn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saladas y platos fri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ev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gumbr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tas, arroces y otros cerea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cados y marisc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stres y dulc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s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pas, caldos y cremas</text:p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h1.title</text:p>
          </table:table-cell>
          <table:table-cell office:value-type="string" calcext:value-type="string">
            <text:p>div.page-content.review</text:p>
          </table:table-cell>
          <table:table-cell office:value-type="string" calcext:value-type="string">
            <text:p>div.content-panel</text:p>
          </table:table-cell>
          <table:table-cell office:value-type="string" calcext:value-type="string">
            <text:p>div.main-content-left</text:p>
          </table:table-cell>
          <table:table-cell office:value-type="string" calcext:value-type="string">
            <text:p>div#content-wrapper</text:p>
          </table:table-cell>
          <table:table-cell office:value-type="string" calcext:value-type="string">
            <text:p>div#page-wrapper</text:p>
          </table:table-cell>
          <table:table-cell office:value-type="string" calcext:value-type="string">
            <text:p>body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aracoles, carnes, ensaladas y platos frios, huevos, legumbres, pastas, arroces y otros cereales, pescados y mariscos, postres y dulces, salsas, setas, sopas, caldos y cremas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reme_brule</text:p>
          </table:table-cell>
          <table:table-cell office:value-type="string" calcext:value-type="string">
            <text:p>muy parecida a </text:p>
          </table:table-cell>
          <table:table-cell office:value-type="string" calcext:value-type="string">
            <text:p>crema catala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ied_calamari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ussel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melett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yster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aell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izz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rim rib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teak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 style:data-style-name="N2" text:time-value="14:16:58.249939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8:24:01.680807243</meta:creation-date>
    <meta:editing-duration>PT53M10S</meta:editing-duration>
    <meta:editing-cycles>4</meta:editing-cycles>
    <meta:generator>LibreOffice/4.2.8.2$Linux_X86_64 LibreOffice_project/420m0$Build-2</meta:generator>
    <dc:date>2015-09-04T20:40:38.622210666</dc:date>
    <meta:document-statistic meta:table-count="1" meta:cell-count="32" meta:object-count="0"/>
  </office:meta>
</office:document-meta>
</file>